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Normal"/>
    <style:font-face style:name="Liberation Serif" svg:font-family="'Liberation Serif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58mm"/>
    </style:style>
    <style:style style:name="co2" style:family="table-column">
      <style:table-column-properties fo:break-before="auto" style:column-width="52.93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9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middl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style:vertical-align="middle"/>
      <style:text-properties style:font-name="Arial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T1" style:family="text">
      <style:text-properties style:font-name="Times New Roman" style:letter-kerning="true" fo:language="none" fo:country="none" style:language-asian="none" style:country-asian="none" style:font-name-asian="Mangal" style:font-size-asian="12pt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4" style:family="text">
      <style:text-properties style:font-name="Liberation Serif"/>
    </style:style>
  </office:automatic-styles>
  <office:body>
    <office:spreadsheet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column table:style-name="co5" table:number-columns-repeated="1020" table:default-cell-style-name="ce16"/>
        <table:table-row table:style-name="ro1">
          <table:table-cell table:style-name="ce2" office:value-type="string" calcext:value-type="string">
            <text:p>Départ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tab ph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5" office:value-type="string" calcext:value-type="string">
            <text:p>EBE-EBE</text:p>
          </table:table-cell>
          <table:table-cell table:style-name="ce5" office:value-type="string" calcext:value-type="string">
            <text:p>Ebé-Ebé</text:p>
          </table:table-cell>
          <table:table-cell table:style-name="ce17" table:formula="of:=&quot;&quot;&quot;&quot;&amp;[.A2]&amp;&quot;&quot;&quot;&quot;&amp;&quot;,&quot;" office:value-type="string" office:string-value="&quot;Ébé-ébé&quot;," calcext:value-type="string">
            <text:p>"Ébé-ébé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5" office:value-type="string" calcext:value-type="string">
            <text:p>EBE-EBE</text:p>
          </table:table-cell>
          <table:table-cell table:style-name="ce5" office:value-type="string" calcext:value-type="string">
            <text:p>Ebé-Ebé</text:p>
          </table:table-cell>
          <table:table-cell table:style-name="ce17" table:formula="of:=&quot;&quot;&quot;&quot;&amp;[.A3]&amp;&quot;&quot;&quot;&quot;&amp;&quot;,&quot;" office:value-type="string" office:string-value="&quot;ébé-ébé&quot;," calcext:value-type="string">
            <text:p>"ébé-ébé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bé-Ébé</text:p>
          </table:table-cell>
          <table:table-cell table:style-name="ce5" office:value-type="string" calcext:value-type="string">
            <text:p>EBE-EBE</text:p>
          </table:table-cell>
          <table:table-cell table:style-name="ce5" office:value-type="string" calcext:value-type="string">
            <text:p>Ebé-Ebé</text:p>
          </table:table-cell>
          <table:table-cell table:style-name="ce17" table:formula="of:=&quot;&quot;&quot;&quot;&amp;[.A4]&amp;&quot;&quot;&quot;&quot;&amp;&quot;,&quot;" office:value-type="string" office:string-value="&quot;ébé-Ébé&quot;," calcext:value-type="string">
            <text:p>"ébé-Ébé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Éé-Ébé</text:p>
          </table:table-cell>
          <table:table-cell table:style-name="ce5" office:value-type="string" calcext:value-type="string">
            <text:p>EEE-EBE</text:p>
          </table:table-cell>
          <table:table-cell table:style-name="ce5" office:value-type="string" calcext:value-type="string">
            <text:p>Eéé-Ebé</text:p>
          </table:table-cell>
          <table:table-cell table:style-name="ce17" table:formula="of:=&quot;&quot;&quot;&quot;&amp;[.A5]&amp;&quot;&quot;&quot;&quot;&amp;&quot;,&quot;" office:value-type="string" office:string-value="&quot;éÉé-Ébé&quot;," calcext:value-type="string">
            <text:p>"éÉé-Ébé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'éÉ'é-É'bé'</text:p>
          </table:table-cell>
          <table:table-cell table:style-name="ce5" office:value-type="string" calcext:value-type="string">
            <text:p>'EE'E-E'BE'</text:p>
          </table:table-cell>
          <table:table-cell table:style-name="ce5" office:value-type="string" calcext:value-type="string">
            <text:p>'Eé'E-E'Bé'</text:p>
          </table:table-cell>
          <table:table-cell table:style-name="ce17" table:formula="of:=&quot;&quot;&quot;&quot;&amp;[.A6]&amp;&quot;&quot;&quot;&quot;&amp;&quot;,&quot;" office:value-type="string" office:string-value="&quot;'éÉ'é-É'bé'&quot;," calcext:value-type="string">
            <text:p>"'éÉ'é-É'bé'",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>
            <text:p>'é<text:span text:style-name="T1">æ</text:span>é-É'bé'</text:p>
          </table:table-cell>
          <table:table-cell table:style-name="ce5" office:value-type="string" calcext:value-type="string">
            <text:p>'EAEE-E'BE'</text:p>
          </table:table-cell>
          <table:table-cell table:style-name="ce5" office:value-type="string" calcext:value-type="string">
            <text:p>'Eaeé-E'Bé'</text:p>
          </table:table-cell>
          <table:table-cell table:style-name="ce17" table:formula="of:=&quot;&quot;&quot;&quot;&amp;[.A7]&amp;&quot;&quot;&quot;&quot;&amp;&quot;,&quot;" office:value-type="string" office:string-value="&quot;'éæé-É'bé'&quot;," calcext:value-type="string">
            <text:p>"'éæé-É'bé'",</text:p>
          </table:table-cell>
          <table:table-cell table:style-name="ce17" table:number-columns-repeated="1020"/>
        </table:table-row>
        <table:table-row table:style-name="ro2">
          <table:table-cell table:style-name="ce4" office:value-type="string" calcext:value-type="string">
            <text:p>'é<text:span text:style-name="T1">æ</text:span>é-É'<text:span text:style-name="T1">Ŭ</text:span>é'</text:p>
          </table:table-cell>
          <table:table-cell table:style-name="ce5" office:value-type="string" calcext:value-type="string">
            <text:p>'EAEE-E'UE'</text:p>
            <text:p>Ou interdit</text:p>
          </table:table-cell>
          <table:table-cell table:style-name="ce5" office:value-type="string" calcext:value-type="string">
            <text:p>'Eaeé-E'Ué'</text:p>
            <text:p>Ou interdit</text:p>
          </table:table-cell>
          <table:table-cell table:style-name="ce17" table:formula="of:=&quot;&quot;&quot;&quot;&amp;[.A8]&amp;&quot;&quot;&quot;&quot;&amp;&quot;,&quot;" office:value-type="string" office:string-value="&quot;'éæé-É'Ŭé'&quot;," calcext:value-type="string">
            <text:p>"'éæé-É'Ŭé'",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>
            <text:p>'é <text:span text:style-name="T1">!</text:span>é-É'<text:span text:style-name="T1">Ŭ</text:span>é'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9]&amp;&quot;&quot;&quot;&quot;&amp;&quot;,&quot;" office:value-type="string" office:string-value="&quot;'é !é-É'Ŭé'&quot;," calcext:value-type="string">
            <text:p>"'é !é-É'Ŭé'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é’’éé--uù <text:s/>gg</text:p>
          </table:table-cell>
          <table:table-cell table:style-name="ce5" office:value-type="string" calcext:value-type="string">
            <text:p>EE' ’EE--UU GG</text:p>
          </table:table-cell>
          <table:table-cell table:style-name="ce5" office:value-type="string" calcext:value-type="string">
            <text:p>interdit</text:p>
          </table:table-cell>
          <table:table-cell table:style-name="ce17" table:formula="of:=&quot;&quot;&quot;&quot;&amp;[.A10]&amp;&quot;&quot;&quot;&quot;&amp;&quot;,&quot;" office:value-type="string" office:string-value="&quot;éé’’éé--uù  gg&quot;," calcext:value-type="string">
            <text:p>"éé’’éé--uù <text:s/>gg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ééé--gg--gg</text:p>
          </table:table-cell>
          <table:table-cell table:style-name="ce5" office:value-type="string" calcext:value-type="string">
            <text:p><text:s/>interdit</text:p>
          </table:table-cell>
          <table:table-cell table:style-name="ce5" office:value-type="string" calcext:value-type="string">
            <text:p>interdit</text:p>
          </table:table-cell>
          <table:table-cell table:style-name="ce17" table:formula="of:=&quot;&quot;&quot;&quot;&amp;[.A11]&amp;&quot;&quot;&quot;&quot;&amp;&quot;,&quot;" office:value-type="string" office:string-value="&quot;Éééé--gg--gg&quot;," calcext:value-type="string">
            <text:p>"Éééé--gg--gg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DE LA TR€UC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12]&amp;&quot;&quot;&quot;&quot;&amp;&quot;,&quot;" office:value-type="string" office:string-value="&quot;DE LA TR€UC&quot;," calcext:value-type="string">
            <text:p>"DE LA TR€UC",</text:p>
          </table:table-cell>
          <table:table-cell table:style-name="ce17" table:number-columns-repeated="1020"/>
        </table:table-row>
        <table:table-row table:style-name="ro1">
          <table:table-cell table:number-columns-repeated="2" table:style-name="ce3" office:value-type="string" calcext:value-type="string">
            <text:p>DE LA TRUC</text:p>
          </table:table-cell>
          <table:table-cell table:style-name="ce5" office:value-type="string" calcext:value-type="string">
            <text:p>De La Truc</text:p>
          </table:table-cell>
          <table:table-cell table:style-name="ce17" table:formula="of:=&quot;&quot;&quot;&quot;&amp;[.A13]&amp;&quot;&quot;&quot;&quot;&amp;&quot;,&quot;" office:value-type="string" office:string-value="&quot;DE LA TRUC&quot;," calcext:value-type="string">
            <text:p>"DE LA TRUC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ééééééééééééééééééééééééééééééééééééééééééééééé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14]&amp;&quot;&quot;&quot;&quot;&amp;&quot;,&quot;" office:value-type="string" office:string-value="&quot;ééééééééééééééééééééééééééééééééééééééééééééééé&quot;," calcext:value-type="string">
            <text:p>"ééééééééééééééééééééééééééééééééééééééééééééééé",</text:p>
          </table:table-cell>
          <table:table-cell table:style-name="ce17" table:number-columns-repeated="1020"/>
        </table:table-row>
        <table:table-row table:style-name="ro1">
          <table:table-cell table:style-name="ce3" office:value-type="string" calcext:value-type="string">
            <text:p>ùùùùùùùùùùùùùùùùùùùù</text:p>
          </table:table-cell>
          <table:table-cell table:style-name="ce5" office:value-type="string" calcext:value-type="string">
            <text:p>UUUUUUUUUUUUUUUUUUUU</text:p>
          </table:table-cell>
          <table:table-cell table:style-name="ce3" office:value-type="string" calcext:value-type="string">
            <text:p>Uùùùùùùùùùùùùùùùùùùù</text:p>
          </table:table-cell>
          <table:table-cell table:style-name="ce17" table:formula="of:=&quot;&quot;&quot;&quot;&amp;[.A15]&amp;&quot;&quot;&quot;&quot;&amp;&quot;,&quot;" office:value-type="string" office:string-value="&quot;ùùùùùùùùùùùùùùùùùùùù&quot;," calcext:value-type="string">
            <text:p>"ùùùùùùùùùùùùùùùùùùùù",</text:p>
          </table:table-cell>
          <table:table-cell table:style-name="ce17" table:number-columns-repeated="1020"/>
        </table:table-row>
        <table:table-row table:style-name="ro2">
          <table:table-cell table:style-name="ce5" office:value-type="string" calcext:value-type="string">
            <text:p>-péron-de - la <text:s text:c="2"/>branche-</text:p>
          </table:table-cell>
          <table:table-cell table:style-name="ce5" office:value-type="string" calcext:value-type="string">
            <text:p>PERON-DE-LA BRANCHE</text:p>
            <text:p>Ou interdit</text:p>
          </table:table-cell>
          <table:table-cell table:style-name="ce5" office:value-type="string" calcext:value-type="string">
            <text:p>Péron-De-La Branche</text:p>
            <text:p>Ou interdit</text:p>
          </table:table-cell>
          <table:table-cell table:style-name="ce17" table:formula="of:=&quot;&quot;&quot;&quot;&amp;[.A16]&amp;&quot;&quot;&quot;&quot;&amp;&quot;,&quot;" office:value-type="string" office:string-value="&quot;-péron-de - la   branche-&quot;," calcext:value-type="string">
            <text:p>"-péron-de - la <text:s text:c="2"/>branche-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pied-de-biche</text:p>
          </table:table-cell>
          <table:table-cell table:style-name="ce5" office:value-type="string" calcext:value-type="string">
            <text:p>PIED-DE-BICHE</text:p>
          </table:table-cell>
          <table:table-cell table:style-name="ce5" office:value-type="string" calcext:value-type="string">
            <text:p>Pied-De-Biche</text:p>
          </table:table-cell>
          <table:table-cell table:style-name="ce17" table:formula="of:=&quot;&quot;&quot;&quot;&amp;[.A17]&amp;&quot;&quot;&quot;&quot;&amp;&quot;,&quot;" office:value-type="string" office:string-value="&quot;pied-de-biche&quot;," calcext:value-type="string">
            <text:p>"pied-de-biche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Ferdinand--SaintMalo ALAnage</text:p>
          </table:table-cell>
          <table:table-cell table:style-name="ce5" office:value-type="string" calcext:value-type="string">
            <text:p>FERDINAND--SAINTMALO ALANAGE</text:p>
          </table:table-cell>
          <table:table-cell table:style-name="ce5" office:value-type="string" calcext:value-type="string">
            <text:p>interdit</text:p>
          </table:table-cell>
          <table:table-cell table:style-name="ce17" table:formula="of:=&quot;&quot;&quot;&quot;&amp;[.A18]&amp;&quot;&quot;&quot;&quot;&amp;&quot;,&quot;" office:value-type="string" office:string-value="&quot;Ferdinand--SaintMalo ALAnage&quot;," calcext:value-type="string">
            <text:p>"Ferdinand--SaintMalo ALAnage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Ferdinand--SaintMalo-ALAnage</text:p>
          </table:table-cell>
          <table:table-cell table:style-name="ce5" office:value-type="string" calcext:value-type="string">
            <text:p>FERDINAND--SAINTMALO-ALANAGE</text:p>
          </table:table-cell>
          <table:table-cell table:style-name="ce5" office:value-type="string" calcext:value-type="string">
            <text:p>interdit</text:p>
          </table:table-cell>
          <table:table-cell table:style-name="ce17" table:formula="of:=&quot;&quot;&quot;&quot;&amp;[.A19]&amp;&quot;&quot;&quot;&quot;&amp;&quot;,&quot;" office:value-type="string" office:string-value="&quot;Ferdinand--SaintMalo-ALAnage&quot;," calcext:value-type="string">
            <text:p>"Ferdinand--SaintMalo-ALAnage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aa--bb--cc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20]&amp;&quot;&quot;&quot;&quot;&amp;&quot;,&quot;" office:value-type="string" office:string-value="&quot;aa--bb--cc&quot;," calcext:value-type="string">
            <text:p>"aa--bb--cc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A' ' b</text:p>
          </table:table-cell>
          <table:table-cell table:number-columns-repeated="2" table:style-name="ce5" office:value-type="string" calcext:value-type="string">
            <text:p>A' 'B</text:p>
          </table:table-cell>
          <table:table-cell table:style-name="ce17" table:formula="of:=&quot;&quot;&quot;&quot;&amp;[.A21]&amp;&quot;&quot;&quot;&quot;&amp;&quot;,&quot;" office:value-type="string" office:string-value="&quot;A' ' b&quot;," calcext:value-type="string">
            <text:p>"A' ' b",</text:p>
          </table:table-cell>
          <table:table-cell table:style-name="ce17" table:number-columns-repeated="1020"/>
        </table:table-row>
        <table:table-row table:style-name="ro1">
          <table:table-cell table:number-columns-repeated="3" table:style-name="ce5" office:value-type="string" calcext:value-type="string">
            <text:p>A'</text:p>
          </table:table-cell>
          <table:table-cell table:style-name="ce17" table:formula="of:=&quot;&quot;&quot;&quot;&amp;[.A22]&amp;&quot;&quot;&quot;&quot;&amp;&quot;,&quot;" office:value-type="string" office:string-value="&quot;A'&quot;," calcext:value-type="string">
            <text:p>"A'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'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23]&amp;&quot;&quot;&quot;&quot;&amp;&quot;,&quot;" office:value-type="string" office:string-value="&quot;'&quot;," calcext:value-type="string">
            <text:p>"'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7" table:formula="of:=&quot;&quot;&quot;&quot;&amp;[.A24]&amp;&quot;&quot;&quot;&quot;&amp;&quot;,&quot;" office:value-type="string" office:string-value="&quot;x&quot;," calcext:value-type="string">
            <text:p>"x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A '' b</text:p>
          </table:table-cell>
          <table:table-cell table:number-columns-repeated="2" table:style-name="ce5" office:value-type="string" calcext:value-type="string">
            <text:p>A' 'B ou interdit</text:p>
          </table:table-cell>
          <table:table-cell table:style-name="ce17" table:formula="of:=&quot;&quot;&quot;&quot;&amp;[.A25]&amp;&quot;&quot;&quot;&quot;&amp;&quot;,&quot;" office:value-type="string" office:string-value="&quot;A '' b&quot;," calcext:value-type="string">
            <text:p>"A '' b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bénard <text:s text:c="4"/>ébert</text:p>
          </table:table-cell>
          <table:table-cell table:style-name="ce5" office:value-type="string" calcext:value-type="string">
            <text:p>BENARD EBERT</text:p>
          </table:table-cell>
          <table:table-cell table:style-name="ce5" office:value-type="string" calcext:value-type="string">
            <text:p>Bénard Ebert</text:p>
          </table:table-cell>
          <table:table-cell table:style-name="ce17" table:formula="of:=&quot;&quot;&quot;&quot;&amp;[.A26]&amp;&quot;&quot;&quot;&quot;&amp;&quot;,&quot;" office:value-type="string" office:string-value="&quot;bénard     ébert&quot;," calcext:value-type="string">
            <text:p>"bénard <text:s text:c="4"/>ébert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ÆøœŒøñ</text:p>
          </table:table-cell>
          <table:table-cell table:style-name="ce5" office:value-type="string" calcext:value-type="string">
            <text:p>AEOOEOEON ou intedit</text:p>
          </table:table-cell>
          <table:table-cell table:style-name="ce5" office:value-type="string" calcext:value-type="string">
            <text:p>Aeooeoeon <text:s/>ou intedit</text:p>
          </table:table-cell>
          <table:table-cell table:style-name="ce17" table:formula="of:=&quot;&quot;&quot;&quot;&amp;[.A27]&amp;&quot;&quot;&quot;&quot;&amp;&quot;,&quot;" office:value-type="string" office:string-value="&quot;ÆøœŒøñ&quot;," calcext:value-type="string">
            <text:p>"ÆøœŒøñ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\a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28]&amp;&quot;&quot;&quot;&quot;&amp;&quot;,&quot;" office:value-type="string" office:string-value="&quot;\a&quot;," calcext:value-type="string">
            <text:p>"\a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\\a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29]&amp;&quot;&quot;&quot;&quot;&amp;&quot;,&quot;" office:value-type="string" office:string-value="&quot;\\a&quot;," calcext:value-type="string">
            <text:p>"\\a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b\\a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30]&amp;&quot;&quot;&quot;&quot;&amp;&quot;,&quot;" office:value-type="string" office:string-value="&quot;b\\a&quot;," calcext:value-type="string">
            <text:p>"b\\a",</text:p>
          </table:table-cell>
          <table:table-cell table:style-name="ce17" table:number-columns-repeated="1020"/>
        </table:table-row>
        <table:table-row table:style-name="ro1">
          <table:table-cell table:style-name="ce5" office:value-type="string" calcext:value-type="string">
            <text:p>b\a</text:p>
          </table:table-cell>
          <table:table-cell table:number-columns-repeated="2" table:style-name="ce5" office:value-type="string" calcext:value-type="string">
            <text:p>interdit</text:p>
          </table:table-cell>
          <table:table-cell table:style-name="ce17" table:formula="of:=&quot;&quot;&quot;&quot;&amp;[.A31]&amp;&quot;&quot;&quot;&quot;&amp;&quot;,&quot;" office:value-type="string" office:string-value="&quot;b\a&quot;," calcext:value-type="string">
            <text:p>"b\a",</text:p>
          </table:table-cell>
          <table:table-cell table:style-name="ce17" table:number-columns-repeated="1020"/>
        </table:table-row>
        <table:table-row table:style-name="ro1">
          <table:table-cell table:style-name="ce7" office:value-type="string" calcext:value-type="string">
            <text:p><text:span text:style-name="T2">Æ</text:span><text:span text:style-name="T3">'</text:span><text:span text:style-name="T3">-</text:span><text:span text:style-name="T3">'</text:span>nO</text:p>
          </table:table-cell>
          <table:table-cell table:style-name="ce7" office:value-type="string" calcext:value-type="string">
            <text:p><text:span text:style-name="T2">AE'- '</text:span>NO</text:p>
          </table:table-cell>
          <table:table-cell table:style-name="ce7" office:value-type="string" calcext:value-type="string">
            <text:p><text:span text:style-name="T2">Ae'-'</text:span>No</text:p>
          </table:table-cell>
          <table:table-cell table:style-name="ce17" table:formula="of:=&quot;&quot;&quot;&quot;&amp;[.A32]&amp;&quot;&quot;&quot;&quot;&amp;&quot;,&quot;" office:value-type="string" office:string-value="&quot;Æ'-'nO&quot;," calcext:value-type="string">
            <text:p>"Æ'-'nO",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çççç ççç ÇÇÇÇ ÇÇÇ </text:p>
          </table:table-cell>
          <table:table-cell table:style-name="ce7" office:value-type="string" calcext:value-type="string">
            <text:p>CCCC CCC CCCC CCC</text:p>
          </table:table-cell>
          <table:table-cell table:style-name="ce7" office:value-type="string" calcext:value-type="string">
            <text:p>'<text:span text:style-name="T4">'"""</text:span></text:p>
          </table:table-cell>
          <table:table-cell table:style-name="ce17" table:formula="of:=&quot;&quot;&quot;&quot;&amp;[.A33]&amp;&quot;&quot;&quot;&quot;&amp;&quot;,&quot;" office:value-type="string" office:string-value="&quot;çççç ççç ÇÇÇÇ ÇÇÇ &quot;," calcext:value-type="string">
            <text:p>"çççç ççç ÇÇÇÇ ÇÇÇ ",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àâäéèêëïîôöùûüÿç</text:p>
          </table:table-cell>
          <table:table-cell table:style-name="ce7" office:value-type="string" calcext:value-type="string">
            <text:p>AAAEEEEIIOOUUUYC</text:p>
          </table:table-cell>
          <table:table-cell table:style-name="ce7" office:value-type="string" calcext:value-type="string">
            <text:p>Aâäéèêëïîôöùûüÿç</text:p>
          </table:table-cell>
          <table:table-cell table:style-name="ce17" table:formula="of:=&quot;&quot;&quot;&quot;&amp;[.A34]&amp;&quot;&quot;&quot;&quot;&amp;&quot;,&quot;" office:value-type="string" office:string-value="&quot;àâäéèêëïîôöùûüÿç&quot;," calcext:value-type="string">
            <text:p>"àâäéèêëïîôöùûüÿç",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ÀÂÄÉÈÊËÏÎÔÖÙÛÜŸÇ</text:p>
          </table:table-cell>
          <table:table-cell table:style-name="ce7" office:value-type="string" calcext:value-type="string">
            <text:p>AAAEEEEIIOOUUUYC</text:p>
          </table:table-cell>
          <table:table-cell table:style-name="ce7" office:value-type="string" calcext:value-type="string">
            <text:p>Aâäéèêëïîôöùûüÿç</text:p>
          </table:table-cell>
          <table:table-cell table:style-name="ce17" table:formula="of:=&quot;&quot;&quot;&quot;&amp;[.A35]&amp;&quot;&quot;&quot;&quot;&amp;&quot;,&quot;" office:value-type="string" office:string-value="&quot;ÀÂÄÉÈÊËÏÎÔÖÙÛÜŸÇ&quot;," calcext:value-type="string">
            <text:p>"ÀÂÄÉÈÊËÏÎÔÖÙÛÜŸÇ",</text:p>
          </table:table-cell>
          <table:table-cell table:number-columns-repeated="1020"/>
        </table:table-row>
        <table:table-row table:style-name="ro1">
          <table:table-cell table:style-name="ce7" table:number-columns-repeated="3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Normal"/>
    <style:font-face style:name="Liberation Serif" svg:font-family="'Liberation Serif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9:51:26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0:53:05.259000000</meta:creation-date>
    <dc:date>2018-11-07T10:27:16.276000000</dc:date>
    <meta:editing-duration>PT7H37M27S</meta:editing-duration>
    <meta:editing-cycles>39</meta:editing-cycles>
    <meta:generator>LibreOffice/6.0.7.3$Windows_X86_64 LibreOffice_project/dc89aa7a9eabfd848af146d5086077aeed2ae4a5</meta:generator>
    <meta:document-statistic meta:table-count="1" meta:cell-count="140" meta:object-count="0"/>
  </office:meta>
</office:document-meta>
</file>